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414000001FAC9E60763AFAC668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2.561cm" draw:z-index="0"><draw:image xlink:href="Pictures/1000000000000414000001FAC9E60763AFAC66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08T12:21:37.434399236</meta:creation-date>
    <dc:date>2020-10-08T12:22:23.209399281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